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3pt" style:font-size-asian="13pt" style:font-family-complex="'XB Tabriz'" style:font-pitch-complex="variable" style:font-size-complex="13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3pt" style:font-size-asian="13pt" style:font-family-complex="'XB Tabriz'" style:font-pitch-complex="variable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Résistance">
          <draw:rect draw:style-name="gr1" draw:text-style-name="P1" draw:layer="layout" svg:width="0.906cm" svg:height="0.331cm" draw:transform="rotate (1.5707963267946) translate (2.239cm 2.686cm)">
            <text:p/>
          </draw:rect>
          <draw:line draw:style-name="gr2" draw:text-style-name="P1" draw:layer="layout" svg:x1="2.405cm" svg:y1="2.686cm" svg:x2="2.405cm" svg:y2="2.912cm">
            <draw:glue-point draw:id="4" svg:x="0cm" svg:y="5cm"/>
            <text:p/>
          </draw:line>
          <draw:line draw:style-name="gr2" draw:text-style-name="P1" draw:layer="layout" svg:x1="2.405cm" svg:y1="1.781cm" svg:x2="2.405cm" svg:y2="1.554cm">
            <draw:glue-point draw:id="4" svg:x="0cm" svg:y="-4.933cm"/>
            <text:p/>
          </draw:line>
        </draw:g>
        <draw:line draw:style-name="gr3" draw:text-style-name="P2" draw:layer="layout" svg:x1="0.587cm" svg:y1="2.208cm" svg:x2="1.126cm" svg:y2="2.208cm">
          <text:p/>
        </draw:line>
        <draw:line draw:style-name="gr4" draw:text-style-name="P2" draw:layer="layout" svg:x1="0.729cm" svg:y1="2.391cm" svg:x2="0.994cm" svg:y2="2.391cm">
          <text:p/>
        </draw:line>
        <draw:line draw:style-name="gr5" draw:text-style-name="P2" draw:layer="layout" svg:x1="0.862cm" svg:y1="2.391cm" svg:x2="0.857cm" svg:y2="3.058cm">
          <text:p/>
        </draw:line>
        <draw:line draw:style-name="gr5" draw:text-style-name="P2" draw:layer="layout" svg:x1="0.841cm" svg:y1="2.197cm" svg:x2="0.847cm" svg:y2="1.33cm">
          <text:p/>
        </draw:line>
        <draw:frame draw:style-name="gr6" draw:layer="layout" svg:width="0.706cm" svg:height="0.528cm" svg:x="2.489cm" svg:y="1.9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45cm" svg:height="0.469cm" svg:x="0.14cm" svg:y="1.9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506cm" svg:height="0.469cm" svg:x="1.389cm" svg:y="1.8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7" draw:text-style-name="P2" draw:layer="layout" svg:width="1.186cm" svg:height="1.193cm" draw:transform="skewX (-0.293564380185391) rotate (1.10147729093341) translate (0.673410502245219cm 2.64773810357711cm)" svg:viewBox="0 0 1187 1194" svg:d="m748 3608c93-19 189-17 276 28 84 44 121 184 148 308 30 139 13 281-29 398s-129 193-212 242c-80 48-160 98-245 132-81 35-163 59-247 71-90 14-180-20-266-56-98-41-149-188-168-324-19-141 18-293 90-387l74-95 68-80 54-24">
          <text:p/>
        </draw:path>
        <draw:line draw:style-name="gr8" draw:text-style-name="P2" draw:layer="layout" svg:x1="1.467cm" svg:y1="1.666cm" svg:x2="1.599cm" svg:y2="1.666cm">
          <text:p/>
        </draw:line>
        <draw:line draw:style-name="gr5" draw:text-style-name="P2" draw:layer="layout" svg:x1="2.402cm" svg:y1="3.058cm" svg:x2="2.402cm" svg:y2="2.905cm">
          <text:p/>
        </draw:line>
        <draw:line draw:style-name="gr5" draw:text-style-name="P2" draw:layer="layout" svg:x1="2.402cm" svg:y1="1.595cm" svg:x2="2.402cm" svg:y2="1.33cm">
          <text:p/>
        </draw:line>
        <draw:g draw:name="Résistance">
          <draw:rect draw:style-name="gr1" draw:text-style-name="P1" draw:layer="layout" svg:width="-0.906cm" svg:height="-0.324cm" svg:x="2.074cm" svg:y="1.492cm">
            <text:p/>
          </draw:rect>
          <draw:line draw:style-name="gr2" draw:text-style-name="P1" draw:layer="layout" svg:x1="2.074cm" svg:y1="1.33cm" svg:x2="2.3cm" svg:y2="1.33cm">
            <draw:glue-point draw:id="4" svg:x="5cm" svg:y="0cm"/>
            <text:p/>
          </draw:line>
          <draw:line draw:style-name="gr2" draw:text-style-name="P1" draw:layer="layout" svg:x1="1.169cm" svg:y1="1.33cm" svg:x2="0.942cm" svg:y2="1.33cm">
            <draw:glue-point draw:id="4" svg:x="-4.889cm" svg:y="0cm"/>
            <text:p/>
          </draw:line>
        </draw:g>
        <draw:line draw:style-name="gr5" draw:text-style-name="P2" draw:layer="layout" svg:x1="2.402cm" svg:y1="3.058cm" svg:x2="0.851cm" svg:y2="3.057cm">
          <text:p/>
        </draw:line>
        <draw:line draw:style-name="gr5" draw:text-style-name="P2" draw:layer="layout" svg:x1="2.402cm" svg:y1="1.33cm" svg:x2="2.28cm" svg:y2="1.33cm">
          <text:p/>
        </draw:line>
        <draw:line draw:style-name="gr5" draw:text-style-name="P2" draw:layer="layout" svg:x1="0.948cm" svg:y1="1.33cm" svg:x2="0.847cm" svg:y2="1.33cm">
          <text:p/>
        </draw:line>
        <draw:frame draw:style-name="gr6" draw:layer="layout" svg:width="0.676cm" svg:height="0.528cm" svg:x="1.311cm" svg:y="0.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 draw:name="Résistance">
          <draw:rect draw:style-name="gr1" draw:text-style-name="P1" draw:layer="layout" svg:width="0.906cm" svg:height="0.331cm" draw:transform="rotate (1.5707963267946) translate (6.975cm 2.686cm)">
            <text:p/>
          </draw:rect>
          <draw:line draw:style-name="gr2" draw:text-style-name="P1" draw:layer="layout" svg:x1="7.141cm" svg:y1="2.686cm" svg:x2="7.141cm" svg:y2="2.912cm">
            <draw:glue-point draw:id="4" svg:x="0cm" svg:y="5cm"/>
            <text:p/>
          </draw:line>
          <draw:line draw:style-name="gr2" draw:text-style-name="P1" draw:layer="layout" svg:x1="7.141cm" svg:y1="1.781cm" svg:x2="7.141cm" svg:y2="1.554cm">
            <draw:glue-point draw:id="4" svg:x="0cm" svg:y="-4.933cm"/>
            <text:p/>
          </draw:line>
        </draw:g>
        <draw:line draw:style-name="gr3" draw:text-style-name="P2" draw:layer="layout" svg:x1="5.323cm" svg:y1="2.208cm" svg:x2="5.862cm" svg:y2="2.208cm">
          <text:p/>
        </draw:line>
        <draw:line draw:style-name="gr4" draw:text-style-name="P2" draw:layer="layout" svg:x1="5.465cm" svg:y1="2.391cm" svg:x2="5.73cm" svg:y2="2.391cm">
          <text:p/>
        </draw:line>
        <draw:line draw:style-name="gr5" draw:text-style-name="P2" draw:layer="layout" svg:x1="5.598cm" svg:y1="2.391cm" svg:x2="5.593cm" svg:y2="3.058cm">
          <text:p/>
        </draw:line>
        <draw:line draw:style-name="gr5" draw:text-style-name="P2" draw:layer="layout" svg:x1="5.577cm" svg:y1="2.197cm" svg:x2="5.583cm" svg:y2="1.33cm">
          <text:p/>
        </draw:line>
        <draw:frame draw:style-name="gr6" draw:layer="layout" svg:width="0.706cm" svg:height="0.528cm" svg:x="7.285cm" svg:y="1.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45cm" svg:height="0.469cm" svg:x="4.907cm" svg:y="2.2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06cm" svg:height="0.469cm" svg:x="6.125cm" svg:y="1.83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path draw:style-name="gr7" draw:text-style-name="P2" draw:layer="layout" svg:width="1.186cm" svg:height="1.193cm" draw:transform="skewX (-0.293564380185391) rotate (1.10147729093341) translate (5.40941050224523cm 2.64773810357711cm)" svg:viewBox="0 0 1187 1194" svg:d="m748 12056c93-19 189-18 276 28 84 44 121 183 148 308 30 139 13 281-29 398s-129 192-212 242c-80 47-160 98-245 132-81 35-163 59-247 71-90 14-180-20-266-57-98-41-149-188-168-324-19-140 18-293 90-386l74-95 68-80 54-24">
          <text:p/>
        </draw:path>
        <draw:line draw:style-name="gr8" draw:text-style-name="P2" draw:layer="layout" svg:x1="6.203cm" svg:y1="1.666cm" svg:x2="6.335cm" svg:y2="1.666cm">
          <text:p/>
        </draw:line>
        <draw:line draw:style-name="gr5" draw:text-style-name="P2" draw:layer="layout" svg:x1="7.138cm" svg:y1="3.058cm" svg:x2="7.138cm" svg:y2="2.905cm">
          <text:p/>
        </draw:line>
        <draw:line draw:style-name="gr5" draw:text-style-name="P2" draw:layer="layout" svg:x1="7.138cm" svg:y1="1.595cm" svg:x2="7.138cm" svg:y2="1.33cm">
          <text:p/>
        </draw:line>
        <draw:line draw:style-name="gr5" draw:text-style-name="P2" draw:layer="layout" svg:x1="5.593cm" svg:y1="3.058cm" svg:x2="7.161cm" svg:y2="3.047cm">
          <text:p/>
        </draw:line>
        <draw:line draw:style-name="gr5" draw:text-style-name="P2" draw:layer="layout" svg:x1="5.587cm" svg:y1="1.32cm" svg:x2="7.141cm" svg:y2="1.32cm">
          <text:p/>
        </draw:line>
        <draw:frame draw:style-name="gr6" draw:layer="layout" svg:width="1.355cm" svg:height="0.529cm" svg:x="3.084cm" svg:y="0.61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3" draw:layer="layout" svg:width="1.124cm" svg:height="0.966cm" svg:x="1.273cm" svg:y="2.915cm">
          <draw:text-box>
            <text:p><text:span text:style-name="T1">الف</text:span></text:p>
          </draw:text-box>
        </draw:frame>
        <draw:frame draw:style-name="gr10" draw:text-style-name="P3" draw:layer="layout" svg:width="0.887cm" svg:height="0.966cm" svg:x="5.991cm" svg:y="2.885cm">
          <draw:text-box>
            <text:p><text:span text:style-name="T1">ب</text:span></text:p>
          </draw:text-box>
        </draw:frame>
        <draw:frame draw:style-name="gr6" draw:layer="layout" svg:width="2.112cm" svg:height="0.529cm" svg:x="2.865cm" svg:y="0.17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.484cm" svg:height="0.467cm" svg:x="3.058cm" svg:y="1.02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.65cm" svg:height="0.529cm" svg:x="7.077cm" svg:y="0.2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93cm" svg:height="0.528cm" svg:x="1.2cm" svg:y="0.1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4" draw:layer="layout" svg:width="0.748cm" svg:height="0.725cm" svg:x="0.678cm" svg:y="0.057cm">
          <draw:text-box>
            <text:p><text:span text:style-name="T2">+</text:span></text:p>
          </draw:text-box>
        </draw:frame>
        <draw:frame draw:style-name="gr10" draw:text-style-name="P4" draw:layer="layout" svg:width="0.642cm" svg:height="0.725cm" svg:x="1.906cm" svg:y="0.01cm">
          <draw:text-box>
            <text:p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ℜ</math:mo>
      <math:mi>g</math:mi>
    </math:msub>
    <math:annotation math:encoding="StarMath 5.0">re_g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o math:stretchy="false">τ</math:mo>
          <math:mi>c</math:mi>
        </math:msub>
        <math:mo math:stretchy="false">=</math:mo>
        <math:mo math:stretchy="false">φ</math:mo>
      </math:mrow>
      <math:msub>
        <math:mo math:stretchy="false">ℜ</math:mo>
        <math:mi>c</math:mi>
      </math:msub>
    </math:mrow>
    <math:annotation math:encoding="StarMath 5.0">%DELTA %tau_{c} = %phi re_c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τ</math:mo>
      <math:mo math:stretchy="false">→</math:mo>
      <math:mn>0</math:mn>
    </math:mrow>
    <math:annotation math:encoding="StarMath 5.0">%DELTA %tau %tendto 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o math:stretchy="false">τ</math:mo>
        <math:mi>c</math:mi>
      </math:msub>
    </math:mrow>
    <math:annotation math:encoding="StarMath 5.0">%DELTA %tau_{c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ℜ</math:mo>
      <math:mi>g</math:mi>
    </math:msub>
    <math:annotation math:encoding="StarMath 5.0">re_g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 math:stretchy="false">ℜ</math:mo>
      <math:mi>c</math:mi>
    </math:msub>
    <math:annotation math:encoding="StarMath 5.0">re_c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τ</math:mo>
        <math:mo math:stretchy="false">=</math:mo>
        <math:mo math:stretchy="false">φ</math:mo>
      </math:mrow>
      <math:msub>
        <math:mo math:stretchy="false">ℜ</math:mo>
        <math:mi>g</math:mi>
      </math:msub>
    </math:mrow>
    <math:annotation math:encoding="StarMath 5.0">%tau = %phi re_g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ℜ</math:mo>
        <math:mi>c</math:mi>
      </math:msub>
      <math:mo math:stretchy="false">→</math:mo>
      <math:mn>0</math:mn>
    </math:mrow>
    <math:annotation math:encoding="StarMath 5.0">re_c %tendto 0</math:annotation>
  </math:semantics>
</math:math>
</file>